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8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Comands pipenv and pipenv for Django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№</text:p>
          </table:table-cell>
          <table:table-cell table:style-name="ce5" office:value-type="string">
            <text:p>Comand</text:p>
          </table:table-cell>
          <table:table-cell table:style-name="ce5" office:value-type="string">
            <text:p>Description</text:p>
          </table:table-cell>
          <table:table-cell table:style-name="ce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pipenv shell</text:p>
          </table:table-cell>
          <table:table-cell office:value-type="string">
            <text:p>активация виртуального окружения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exit</text:p>
          </table:table-cell>
          <table:table-cell office:value-type="string">
            <text:p>выход из виртуального окружения</text:p>
          </table:table-cell>
          <table:table-cell/>
        </table:table-row>
        <table:table-row table:style-name="ro5">
          <table:table-cell/>
          <table:table-cell office:value-type="float" office:value="3">
            <text:p>3</text:p>
          </table:table-cell>
          <table:table-cell office:value-type="string">
            <text:p>pipenv install</text:p>
          </table:table-cell>
          <table:table-cell office:value-type="string">
            <text:p>установка всех пакетов из Pipfile и обновится </text:p>
            <text:p>Pipfile.lock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/>
          <table:table-cell table:style-name="Default"/>
          <table:table-cell table:style-name="ce4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9">09.09.2024</text:date>, <text:time>22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5S</meta:editing-duration>
    <meta:editing-cycles>11</meta:editing-cycles>
    <meta:generator>OpenOffice/4.1.15$Win32 OpenOffice.org_project/4115m2$Build-9813</meta:generator>
    <dc:date>2024-09-09T22:38:23.01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